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table:align="margins"/>
    </style:style>
    <style:style style:name="Table5.A" style:family="table-column">
      <style:table-column-properties style:column-width="3.097cm" style:rel-column-width="11942*"/>
    </style:style>
    <style:style style:name="Table5.B" style:family="table-column">
      <style:table-column-properties style:column-width="13.903cm" style:rel-column-width="5359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533cm" style:rel-column-width="21314*"/>
    </style:style>
    <style:style style:name="Table1.B" style:family="table-column">
      <style:table-column-properties style:column-width="11.479cm" style:rel-column-width="44221*"/>
    </style:style>
    <style:style style:name="Table1.A1" style:family="table-cell">
      <style:table-cell-properties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0.109cm" style:rel-column-width="38943*"/>
    </style:style>
    <style:style style:name="Table2.B" style:family="table-column">
      <style:table-column-properties style:column-width="2.939cm" style:rel-column-width="11317*"/>
    </style:style>
    <style:style style:name="Table2.C" style:family="table-column">
      <style:table-column-properties style:column-width="2.036cm" style:rel-column-width="7844*"/>
    </style:style>
    <style:style style:name="Table2.D" style:family="table-column">
      <style:table-column-properties style:column-width="1.93cm" style:rel-column-width="7431*"/>
    </style:style>
    <style:style style:name="Table2.A1" style:family="table-cell">
      <style:table-cell-properties fo:padding="0.097cm" fo:border-left="0.002cm solid #000000" fo:border-right="none" fo:border-top="0.002cm solid #000000" fo:border-bottom="0.088cm solid #000000"/>
    </style:style>
    <style:style style:name="Table2.B1" style:family="table-cell">
      <style:table-cell-properties fo:padding="0.097cm" fo:border-left="none" fo:border-right="none" fo:border-top="0.002cm solid #000000" fo:border-bottom="0.088cm solid #000000"/>
    </style:style>
    <style:style style:name="Table2.D1" style:family="table-cell">
      <style:table-cell-properties fo:padding="0.097cm" fo:border-left="none" fo:border-right="0.002cm solid #000000" fo:border-top="0.002cm solid #000000" fo:border-bottom="0.088cm solid #000000"/>
    </style:style>
    <style:style style:name="Table2.A2" style:family="table-cell">
      <style:table-cell-properties fo:padding="0.097cm" fo:border-left="0.002cm solid #000000" fo:border-right="none" fo:border-top="none" fo:border-bottom="none"/>
    </style:style>
    <style:style style:name="Table2.B2" style:family="table-cell">
      <style:table-cell-properties fo:padding="0.097cm" fo:border="none"/>
    </style:style>
    <style:style style:name="Table2.D2" style:family="table-cell">
      <style:table-cell-properties fo:padding="0.097cm" fo:border-left="none" fo:border-right="0.002cm solid #000000" fo:border-top="none" fo:border-bottom="none"/>
    </style:style>
    <style:style style:name="Table2.A6" style:family="table-cell">
      <style:table-cell-properties fo:padding="0.097cm" fo:border-left="0.002cm solid #000000" fo:border-right="none" fo:border-top="none" fo:border-bottom="0.002cm solid #000000"/>
    </style:style>
    <style:style style:name="Table2.B6" style:family="table-cell">
      <style:table-cell-properties fo:padding="0.097cm" fo:border-left="none" fo:border-right="none" fo:border-top="none" fo:border-bottom="0.002cm solid #000000"/>
    </style:style>
    <style:style style:name="Table2.D6" style:family="table-cell">
      <style:table-cell-properties fo:padding="0.097cm" fo:border-left="none" fo:border-right="0.002cm solid #000000" fo:border-top="none" fo:border-bottom="0.002cm solid #000000"/>
    </style:style>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break-before="page"/>
      <style:text-properties fo:font-size="12pt" fo:font-weight="bold" style:font-size-asian="12pt" style:font-weight-asian="bold" style:font-size-complex="12pt" style:font-weight-complex="bold"/>
    </style:style>
    <style:style style:name="P6" style:family="paragraph" style:parent-style-name="Table_20_Heading">
      <style:text-properties style:font-name="Nimbus Sans L1" fo:font-size="10pt" style:font-size-asian="10pt" style:font-size-complex="10pt"/>
    </style:style>
    <style:style style:name="P7" style:family="paragraph" style:parent-style-name="Table_20_Contents">
      <style:text-properties style:font-name="Nimbus Sans L1" fo:font-size="10pt" style:font-size-asian="10pt" style:font-size-complex="10pt"/>
    </style:style>
    <style:style style:name="P8" style:family="paragraph" style:parent-style-name="Table_20_Contents" style:list-style-name="L1">
      <style:text-properties style:font-name="Nimbus Sans L1" fo:font-size="10pt" style:font-size-asian="10pt" style:font-size-complex="10pt"/>
    </style:style>
    <style:style style:name="P9" style:family="paragraph" style:parent-style-name="Text_20_body">
      <style:text-properties fo:font-size="10pt" fo:font-weight="normal" style:font-size-asian="10pt" style:font-weight-asian="normal" style:font-size-complex="10pt"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15" style:family="paragraph" style:parent-style-name="Heading_20_1" style:list-style-name="Numbering_20_5">
      <style:paragraph-properties fo:break-before="page"/>
    </style:style>
    <style:style style:name="P16" style:family="paragraph" style:parent-style-name="Heading_20_2" style:list-style-name="Numbering_20_5"/>
    <style:style style:name="P17" style:family="paragraph" style:parent-style-name="Heading_20_1" style:list-style-name="Numbering_20_5"/>
    <style:style style:name="P18" style:family="paragraph" style:parent-style-name="Heading_20_2" style:list-style-name="Numbering_20_5">
      <style:text-properties fo:font-style="normal" style:font-style-asian="normal" style:font-style-complex="normal"/>
    </style:style>
    <style:style style:name="P19" style:family="paragraph" style:parent-style-name="Definition_20_List">
      <style:text-properties fo:font-weight="normal" style:font-weight-asian="normal" style:font-weight-complex="normal"/>
    </style:style>
    <style:style style:name="P20" style:family="paragraph" style:parent-style-name="Standard">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Heading_20_3" style:list-style-name="Numbering_20_5"/>
    <style:style style:name="P23" style:family="paragraph" style:parent-style-name="Text_20_body">
      <style:paragraph-properties fo:text-align="center" style:justify-single-word="false"/>
    </style:style>
    <style:style style:name="P24" style:family="paragraph" style:parent-style-name="Table_20_Contents">
      <style:text-properties fo:font-size="10pt" fo:font-weight="bold" style:font-size-asian="10pt" style:font-weight-asian="bold" style:font-size-complex="10pt" style:font-weight-complex="bold"/>
    </style:style>
    <style:style style:name="P2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6" style:family="paragraph" style:parent-style-name="Table_20_Contents">
      <style:paragraph-properties fo:text-align="end" style:justify-single-word="false"/>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style:tab-stops>
          <style:tab-stop style:position="1.217cm"/>
        </style:tab-stops>
      </style:paragraph-properties>
    </style:style>
    <style:style style:name="P29" style:family="paragraph" style:parent-style-name="Heading_20_3" style:list-style-name="Numbering_20_5">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list-style-name="L2">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2">DRAFT</text:p>
      <text:p text:style-name="P2"/>
      <text:p text:style-name="P3">Encapsulation of Dirac Video content </text:p>
      <text:p text:style-name="P3">and time-code markers in </text:p>
      <text:p text:style-name="P3">ISO/IEC 13818-1 Transport Streams</text:p>
      <text:p text:style-name="P4"/>
      <text:p text:style-name="P5">Revision History</text:p>
      <table:table table:name="Table5" table:style-name="Table5">
        <table:table-column table:style-name="Table5.A"/>
        <table:table-column table:style-name="Table5.B"/>
        <table:table-header-rows>
          <table:table-row>
            <table:table-cell table:style-name="Table5.A1" office:value-type="string">
              <text:p text:style-name="P6">Date</text:p>
            </table:table-cell>
            <table:table-cell table:style-name="Table5.B1" office:value-type="string">
              <text:p text:style-name="P6">Changes</text:p>
            </table:table-cell>
          </table:table-row>
        </table:table-header-rows>
        <table:table-row>
          <table:table-cell table:style-name="Table5.A2" office:value-type="string">
            <text:p text:style-name="P7">22 Sept 2006</text:p>
          </table:table-cell>
          <table:table-cell table:style-name="Table5.B2" office:value-type="string">
            <text:p text:style-name="P7">Initial Draft</text:p>
          </table:table-cell>
        </table:table-row>
        <table:table-row>
          <table:table-cell table:style-name="Table5.A2" office:value-type="string">
            <text:p text:style-name="P7">27 Jan 2007</text:p>
          </table:table-cell>
          <table:table-cell table:style-name="Table5.B2" office:value-type="string">
            <text:p text:style-name="P7">Modifications based on BBC feedback:</text:p>
            <text:list text:style-name="L1">
              <text:list-item>
                <text:p text:style-name="P8">Remove dirac_descriptor() in favour of a Registration Descriptor for stream identifcation</text:p>
              </text:list-item>
              <text:list-item>
                <text:p text:style-name="P8">Use stream_id_extension and stream_id 0xFD.</text:p>
              </text:list-item>
              <text:list-item>
                <text:p text:style-name="P8">Remove specification of the timecode stream in favour of storing timecodes directly within the Dirac elementary stream.</text:p>
              </text:list-item>
            </text:list>
          </table:table-cell>
        </table:table-row>
      </table:table>
      <text:p text:style-name="P9"/>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Contents</text:p>
          </text:index-title>
          <text:p text:style-name="P11"><text:s/>1 Introduction<text:tab/>4</text:p>
          <text:p text:style-name="P12"><text:s/>1.1 Purpose<text:tab/>4</text:p>
          <text:p text:style-name="P12"><text:s/>1.2 Scope<text:tab/>4</text:p>
          <text:p text:style-name="P12"><text:s/>1.3 Status<text:tab/>4</text:p>
          <text:p text:style-name="P12"><text:s/>1.4 Additional References<text:tab/>4</text:p>
          <text:p text:style-name="P12"><text:s/>1.5 Dirac Video<text:tab/>4</text:p>
          <text:p text:style-name="P11"><text:s/>2 Definitions<text:tab/>5</text:p>
          <text:p text:style-name="P12"><text:s/>2.1 Terms and Abbreviations<text:tab/>5</text:p>
          <text:p text:style-name="P12"><text:s/>2.2 Bitstream Descriptions<text:tab/>5</text:p>
          <text:p text:style-name="P12"><text:s/>2.3 Mnemonics<text:tab/>6</text:p>
          <text:p text:style-name="P11"><text:s/>3 General<text:tab/>6</text:p>
          <text:p text:style-name="P12"><text:s/>3.1 Signalling of Dirac Elementary Streams<text:tab/>6</text:p>
          <text:p text:style-name="P13"><text:s/>3.1.1 Stream Type<text:tab/>6</text:p>
          <text:p text:style-name="P13"><text:s/>3.1.2 Registration Descriptor<text:tab/>6</text:p>
          <text:p text:style-name="P12"><text:s/>3.2 Encapsulation of Dirac Elementary Streams<text:tab/>7</text:p>
          <text:p text:style-name="P13"><text:s/>3.2.1 PES_packet_length<text:tab/>7</text:p>
          <text:p text:style-name="P13"><text:s/>3.2.2 Stream ID<text:tab/>8</text:p>
          <text:p text:style-name="P13"><text:s/>3.2.3 Timestamps (PTS &amp; DTS)<text:tab/>8</text:p>
          <text:p text:style-name="P13"><text:s/>3.2.4 Extension Flags<text:tab/>8</text:p>
          <text:p text:style-name="P13"><text:s/>3.2.5 Stream ID extension<text:tab/>8</text:p>
        </text:index-body>
      </text:table-of-content>
      <text:p text:style-name="P14"/>
      <text:list text:style-name="Numbering_20_5">
        <text:list-item>
          <text:h text:style-name="P15" text:outline-level="1">Introduction</text:h>
        </text:list-item>
      </text:list>
      <text:list text:style-name="Numbering_20_5">
        <text:list-item text:start-value="1">
          <text:list>
            <text:list-item text:start-value="1">
              <text:h text:style-name="P16" text:outline-level="2" text:restart-numbering="true" text:start-value="1">Purpose</text:h>
            </text:list-item>
          </text:list>
        </text:list-item>
      </text:list>
      <text:p text:style-name="Text_20_body">This recommendation addresses the combination of Dirac video content with MPEG content in an ISO/IEC System Transport Stream. It also outlines a byte format for describing time-code information for each video frame, stored in a separate private data stream in the Transport Stream encapsulation.</text:p>
      <text:p text:style-name="Text_20_body">The approach taken is to define values for Stream Type from the range of values specified in the ISO/IEC 131818-1 document as reserved for private implementation use and couple those with a custom stream descriptor to aid in identifying Dirac video and time-code streams at the decoders.</text:p>
      <text:p text:style-name="Text_20_body">This approach may change in the future if a later revision of the Transport Stream specification includes an official identifier for Dirac video content.</text:p>
      <text:list text:style-name="Numbering_20_5" text:continue-numbering="true">
        <text:list-item>
          <text:list text:continue-numbering="true">
            <text:list-item>
              <text:h text:style-name="P16" text:outline-level="2">Scope</text:h>
            </text:list-item>
          </text:list>
        </text:list-item>
      </text:list>
      <text:p text:style-name="Text_20_body">This document should be read in conjunction with the ISO/IEC 13818-1 Systems and Dirac Video specifications. It documents extensions to the Transport Stream syntax, but is not intended to describe the entire Transport Stream. Inclusion of other audio/video content in a Transport Stream is as normally described in the ISO/IEC 13818 specifications.</text:p>
      <text:p text:style-name="Text_20_body">Information about the Dirac video format is available from http://dirac.sf.net</text:p>
      <text:p text:style-name="Text_20_body">Information about ISO/IEC specifications can be obtained from http://iso.org</text:p>
      <text:list text:style-name="Numbering_20_5" text:continue-numbering="true">
        <text:list-item>
          <text:list text:continue-numbering="true">
            <text:list-item>
              <text:h text:style-name="P16" text:outline-level="2">Status</text:h>
            </text:list-item>
          </text:list>
        </text:list-item>
      </text:list>
      <text:p text:style-name="Text_20_body">Draft of <text:date style:data-style-name="N76" text:date-value="2007-02-01T19:00:34" text:fixed="true" text:date-adjust="PT336H00M00S">15 February 2007</text:date>. This mapping document is not yet finalised and the details are subject to change. </text:p>
      <text:list text:style-name="Numbering_20_5" text:continue-numbering="true">
        <text:list-item>
          <text:list text:continue-numbering="true">
            <text:list-item>
              <text:h text:style-name="P16" text:outline-level="2">Additional References</text:h>
            </text:list-item>
          </text:list>
        </text:list-item>
      </text:list>
      <text:p text:style-name="Text_20_body">ISO/IEC 13818-1:2000, <text:span text:style-name="T1">Information technology -- Generic coding of moving pictures and associated audio information: Systems</text:span></text:p>
      <text:p text:style-name="Text_20_body">ISO/IEC 13818-1:2000 Amd 2, <text:span text:style-name="T1">Information technology -- Generic coding of moving pictures and associated audio information: Systems</text:span></text:p>
      <text:p text:style-name="Text_20_body">ISO/IEC 13818-2:2000, <text:span text:style-name="T1">Information technology -- Generic coding of moving pictures and associated audio information: Video</text:span></text:p>
      <text:p text:style-name="Text_20_body"><text:span text:style-name="T2">Dirac Video Specification 0.10.1, http://dirac.sf.net</text:span></text:p>
      <text:list text:style-name="Numbering_20_5" text:continue-numbering="true">
        <text:list-item>
          <text:list text:continue-numbering="true">
            <text:list-item>
              <text:h text:style-name="P16" text:outline-level="2">Dirac Video</text:h>
            </text:list-item>
          </text:list>
        </text:list-item>
      </text:list>
      <text:p text:style-name="Text_20_body">Dirac is a video compression system utilising wavelet transforms and motion compensation.</text:p>
      <text:p text:style-name="Text_20_body">It is designed to be simple, flexible, yet highly effective. It can operate across a wide range of resolutions and application domains, including: internet and mobile streaming, delivery of standard-definition and high-definition television, digital television and cinema production and distribution, and low-power devices and embedded applications.</text:p>
      <text:list text:style-name="Numbering_20_5" text:continue-numbering="true">
        <text:list-item>
          <text:h text:style-name="P17" text:outline-level="1">Definitions</text:h>
        </text:list-item>
      </text:list>
      <text:list text:style-name="Numbering_20_5">
        <text:list-item text:start-value="1">
          <text:list>
            <text:list-item text:start-value="1">
              <text:h text:style-name="P18" text:outline-level="2" text:restart-numbering="true" text:start-value="1">Terms and Abbreviations</text:h>
            </text:list-item>
          </text:list>
        </text:list-item>
      </text:list>
      <text:list text:style-name="Numbering_20_5">
        <text:list-item text:start-value="1">
          <text:list>
            <text:list-item text:start-value="1">
              <text:list>
                <text:list-item text:start-value="1">
                  <text:p text:style-name="P19"><text:span text:style-name="T3">access unit</text:span>: A unit of coded presentation data. Access Units provide points at which the stream may be randomly accessed. In the case of MPEG-2 video, an access unit includes all the data for a picture and any stuffing that follows it, up to but not including the start of the next access unit.</text:p>
                  <text:p text:style-name="P19">For audio, an access unit is the coded representation of an audio frame.</text:p>
                  <text:p text:style-name="P19">For Dirac video, an access unit begins with a Dirac access unit header.</text:p>
                </text:list-item>
                <text:list-item>
                  <text:p text:style-name="P19"><text:span text:style-name="T3">Dirac video stream</text:span>: A stream of encoded video data as described in the Dirac Video Specification</text:p>
                </text:list-item>
                <text:list-item>
                  <text:p text:style-name="P19"><text:span text:style-name="T3">Packetised Elementary Stream</text:span>: An elementary stream divided up into logical packets as needed by the requirements of the particular stream.</text:p>
                </text:list-item>
                <text:list-item>
                  <text:p text:style-name="P19"><text:span text:style-name="T3">PES</text:span>: Abbreviation for Packetised Elementary Stream</text:p>
                </text:list-item>
                <text:list-item>
                  <text:p text:style-name="P19"><text:span text:style-name="T3">PES packet</text:span>: The basic unit of transmission for an Elementary Stream as defined in the ISO/IEC 13818-1 Systems specification. It consists of a PES packet header followed by a PES packet payload.</text:p>
                </text:list-item>
                <text:list-item>
                  <text:p text:style-name="P19"><text:span text:style-name="T3">PES Stream</text:span>: A sequence of related PES packets identified by the assigned PID</text:p>
                </text:list-item>
                <text:list-item>
                  <text:p text:style-name="P19"><text:span text:style-name="T3">PID</text:span>: A integer value used to identify the contents of each packet in a Transport Stream</text:p>
                </text:list-item>
                <text:list-item>
                  <text:p text:style-name="P19"><text:span text:style-name="T3">PMT</text:span>: Abbreviation for Program Map Table</text:p>
                </text:list-item>
                <text:list-item>
                  <text:p text:style-name="P19"><text:span text:style-name="T3">Program Map Table</text:span>: An ISO/IEC 13818-1 data structure which describes the contents of each elementary stream. (see ISO/IEC 13818-1)</text:p>
                </text:list-item>
                <text:list-item>
                  <text:p text:style-name="Definition_20_List"><text:span text:style-name="T3">reserved</text:span><text:span text:style-name="T4">: The term “reserved” is used in bitstream specifications to indicate values that may be used in future extensions. Unless otherwise specified, all reserved bits should be set to '1'.</text:span></text:p>
                </text:list-item>
              </text:list>
            </text:list-item>
            <text:list-item>
              <text:h text:style-name="P18" text:outline-level="2">Bitstream Descriptions</text:h>
            </text:list-item>
          </text:list>
        </text:list-item>
      </text:list>
      <text:p text:style-name="Text_20_body">Bitstream elements are described using a simple pseudo-code. Data items in the bitstream are identified in <text:span text:style-name="T3">bold</text:span> type, and are described by their name, length in bits and a mnemonic for the type. All types are described in big-endian most-significant-bit first order.</text:p>
      <text:p text:style-name="Text_20_body">The description of optional or conditional elements uses a C-like pseudocode syntax, and relies on state variables that are explained in the corresponding text. Conditional data element constructs may be nested.</text:p>
      <text:p text:style-name="Text_20_body">The following constructs are used to express the conditions when such data elements are present:</text:p>
      <text:p text:style-name="P20"/>
      <table:table table:name="Table1" table:style-name="Table1">
        <table:table-column table:style-name="Table1.A"/>
        <table:table-column table:style-name="Table1.B"/>
        <table:table-row>
          <table:table-cell table:style-name="Table1.A1" office:value-type="string">
            <text:p text:style-name="Table_20_Contents">while ( condition ) {</text:p>
            <text:p text:style-name="Table_20_Contents"><text:tab/>data_element</text:p>
            <text:p text:style-name="Table_20_Contents"><text:s text:c="2"/><text:tab/><text:tab/>...</text:p>
            <text:p text:style-name="Table_20_Contents">}</text:p>
          </table:table-cell>
          <table:table-cell table:style-name="Table1.A1" office:value-type="string">
            <text:p text:style-name="Table_20_Contents">If the condition is true, then the group of data elements occurs next in the data stream and repeat until the condition is not true.</text:p>
          </table:table-cell>
        </table:table-row>
        <table:table-row>
          <table:table-cell table:style-name="Table1.A1" office:value-type="string">
            <text:p text:style-name="Table_20_Contents">if ( condition ) {</text:p>
            <text:p text:style-name="Table_20_Contents"><text:tab/>data_element</text:p>
            <text:p text:style-name="Table_20_Contents"><text:s text:c="2"/><text:tab/><text:tab/>...</text:p>
            <text:p text:style-name="Table_20_Contents">}</text:p>
            <text:p text:style-name="Table_20_Contents">else {</text:p>
            <text:p text:style-name="Table_20_Contents"><text:tab/>data_element</text:p>
            <text:p text:style-name="Table_20_Contents"><text:s text:c="2"/><text:tab/><text:tab/>...</text:p>
            <text:p text:style-name="Table_20_Contents">}</text:p>
          </table:table-cell>
          <table:table-cell table:style-name="Table1.A1" office:value-type="string">
            <text:p text:style-name="Table_20_Contents">If the condition is true, the set of data elements in the first clause occur next in the data stream. </text:p>
            <text:p text:style-name="Table_20_Contents"/>
            <text:p text:style-name="Table_20_Contents"/>
            <text:p text:style-name="Table_20_Contents"/>
            <text:p text:style-name="Table_20_Contents">If the condition is false, then the data elements in the second clause occur next in the data stream.</text:p>
          </table:table-cell>
        </table:table-row>
        <table:table-row>
          <table:table-cell table:style-name="Table1.A1" office:value-type="string">
            <text:p text:style-name="Table_20_Contents">for ( i = 0; i &lt; N; i++ ) {</text:p>
            <text:p text:style-name="Table_20_Contents"><text:tab/>data_element</text:p>
            <text:p text:style-name="Table_20_Contents"><text:s text:c="2"/><text:tab/><text:tab/>...</text:p>
            <text:p text:style-name="Table_20_Contents">}</text:p>
          </table:table-cell>
          <table:table-cell table:style-name="Table1.A1" office:value-type="string">
            <text:p text:style-name="Table_20_Contents">Indicates that the group of data elements occurs 'N' times in the data stream. Nested conditional constructs may rely on the value of the loop control variable 'i', which is set to 0 for the first iteration on the loop, which is incremented by 1 for each iteration thereafter.</text:p>
          </table:table-cell>
        </table:table-row>
        <table:table-row>
          <table:table-cell table:style-name="Table1.A1" office:value-type="string">
            <text:p text:style-name="Table_20_Contents">data_element []</text:p>
          </table:table-cell>
          <table:table-cell table:style-name="Table1.A1" office:value-type="string">
            <text:p text:style-name="Table_20_Contents">data_element [] is an array of data. The number of data elements is indicated by the context</text:p>
          </table:table-cell>
        </table:table-row>
        <table:table-row>
          <table:table-cell table:style-name="Table1.A1" office:value-type="string">
            <text:p text:style-name="Table_20_Contents">data_element [m..n]</text:p>
          </table:table-cell>
          <table:table-cell table:style-name="Table1.A1" office:value-type="string">
            <text:p text:style-name="Table_20_Contents">is the inclusive range of bits between bit m and bit n in the data_element</text:p>
          </table:table-cell>
        </table:table-row>
      </table:table>
      <text:p text:style-name="P20"/>
      <text:list text:style-name="Numbering_20_5" text:continue-numbering="true">
        <text:list-item>
          <text:list text:continue-numbering="true">
            <text:list-item>
              <text:h text:style-name="P16" text:outline-level="2">Mnemonics</text:h>
            </text:list-item>
          </text:list>
        </text:list-item>
      </text:list>
      <text:p text:style-name="Text_20_body">bits<text:tab/><text:tab/>Sequence of bits, written left to right from most to least significant bit.</text:p>
      <text:p text:style-name="Text_20_body">uint<text:tab/><text:tab/>Unsigned integer, most significant bit first.</text:p>
      <text:list text:style-name="Numbering_20_5" text:continue-numbering="true">
        <text:list-item>
          <text:h text:style-name="P17" text:outline-level="1">General</text:h>
        </text:list-item>
      </text:list>
      <text:list text:style-name="Numbering_20_5">
        <text:list-item text:start-value="1">
          <text:list>
            <text:list-item text:start-value="1">
              <text:h text:style-name="P16" text:outline-level="2" text:restart-numbering="true" text:start-value="1">Signalling of Dirac Elementary Streams</text:h>
            </text:list-item>
          </text:list>
        </text:list-item>
      </text:list>
      <text:p text:style-name="P21">The presence of MPEG-2 Elementary Streams carrying Dirac video elementary stream data shall be signaled in a Program Map Table as defined in ISO 13818-1 with Corrigendum 2 and Amendment 2.</text:p>
      <text:list text:style-name="Numbering_20_5">
        <text:list-item text:start-value="1">
          <text:list>
            <text:list-item text:start-value="1">
              <text:list>
                <text:list-item text:start-value="1">
                  <text:h text:style-name="P22" text:outline-level="3" text:restart-numbering="true" text:start-value="1">Stream Type</text:h>
                </text:list-item>
              </text:list>
            </text:list-item>
          </text:list>
        </text:list-item>
      </text:list>
      <text:p text:style-name="P21">The stream_type value in the Transport Stream Program Map Table (PMT) describing a Dirac video elementary stream should be set to 0xD1. This value has been taken from the range reserved in ISO 13818-1 for the carriage of private data streams.</text:p>
      <text:p text:style-name="Text_20_body"><text:span text:style-name="T4">The scope of this private value shall be captured by means of the Registration Descriptor defined below.</text:span></text:p>
      <text:list text:style-name="Numbering_20_5" text:continue-numbering="true">
        <text:list-item>
          <text:list text:continue-numbering="true">
            <text:list-item>
              <text:list text:continue-numbering="true">
                <text:list-item>
                  <text:h text:style-name="P22" text:outline-level="3">Registration Descriptor</text:h>
                </text:list-item>
              </text:list>
            </text:list-item>
          </text:list>
        </text:list-item>
      </text:list>
      <text:p text:style-name="P21">At least one MPEG-2 <text:span text:style-name="T3">registration_descriptor()</text:span> shall be present in the inner descriptor loop of the MPEG-2 Program Element listed in the <text:span text:style-name="T3">TS_program_map_section()</text:span> corresponding to the Dirac video elementary stream.</text:p>
      <text:p text:style-name="Text_20_body">The syntax and semantics for this descriptor appears in Table 1 and the subsequent text.</text:p>
      <text:p text:style-name="P23">Table 1 – Syntax for <text:span text:style-name="T3">registration_descriptor ()</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4">Syntax</text:p>
            </table:table-cell>
            <table:table-cell table:style-name="Table2.B1" office:value-type="string">
              <text:p text:style-name="P25">Value, if specified</text:p>
            </table:table-cell>
            <table:table-cell table:style-name="Table2.B1" office:value-type="string">
              <text:p text:style-name="P25">No of bits</text:p>
            </table:table-cell>
            <table:table-cell table:style-name="Table2.D1" office:value-type="string">
              <text:p text:style-name="P24">Mnemonic</text:p>
            </table:table-cell>
          </table:table-row>
        </table:table-header-rows>
        <table:table-row>
          <table:table-cell table:style-name="Table2.A2" office:value-type="string">
            <text:p text:style-name="Table_20_Contents"><text:span text:style-name="T3">registration_descriptor()</text:span> {</text:p>
          </table:table-cell>
          <table:table-cell table:style-name="Table2.B2" office:value-type="string">
            <text:p text:style-name="P26"/>
          </table:table-cell>
          <table:table-cell table:style-name="Table2.B2" office:value-type="string">
            <text:p text:style-name="P26"/>
          </table:table-cell>
          <table:table-cell table:style-name="Table2.D2" office:value-type="string">
            <text:p text:style-name="Table_20_Contents"/>
          </table:table-cell>
        </table:table-row>
        <table:table-row>
          <table:table-cell table:style-name="Table2.A2" office:value-type="string">
            <text:p text:style-name="P27"><text:s text:c="2"/>descriptor_tag</text:p>
          </table:table-cell>
          <table:table-cell table:style-name="Table2.B2" office:value-type="string">
            <text:p text:style-name="P26">0x05</text:p>
          </table:table-cell>
          <table:table-cell table:style-name="Table2.B2" office:value-type="string">
            <text:p text:style-name="P26">8</text:p>
          </table:table-cell>
          <table:table-cell table:style-name="Table2.D2" office:value-type="string">
            <text:p text:style-name="Table_20_Contents">uint</text:p>
          </table:table-cell>
        </table:table-row>
        <table:table-row>
          <table:table-cell table:style-name="Table2.A2" office:value-type="string">
            <text:p text:style-name="P27"><text:s text:c="2"/>descriptor_length</text:p>
          </table:table-cell>
          <table:table-cell table:style-name="Table2.B2" office:value-type="string">
            <text:p text:style-name="P26"/>
          </table:table-cell>
          <table:table-cell table:style-name="Table2.B2" office:value-type="string">
            <text:p text:style-name="P26">8</text:p>
          </table:table-cell>
          <table:table-cell table:style-name="Table2.D2" office:value-type="string">
            <text:p text:style-name="Table_20_Contents">uint</text:p>
          </table:table-cell>
        </table:table-row>
        <table:table-row>
          <table:table-cell table:style-name="Table2.A2" office:value-type="string">
            <text:p text:style-name="P27"><text:s text:c="2"/>format_identifier</text:p>
          </table:table-cell>
          <table:table-cell table:style-name="Table2.B2" office:value-type="string">
            <text:p text:style-name="P26">0x64726163</text:p>
          </table:table-cell>
          <table:table-cell table:style-name="Table2.B2" office:value-type="string">
            <text:p text:style-name="P26">32</text:p>
          </table:table-cell>
          <table:table-cell table:style-name="Table2.D2" office:value-type="string">
            <text:p text:style-name="Table_20_Contents">uint</text:p>
          </table:table-cell>
        </table:table-row>
        <table:table-row>
          <table:table-cell table:style-name="Table2.A6" office:value-type="string">
            <text:p text:style-name="P28">}</text:p>
          </table:table-cell>
          <table:table-cell table:style-name="Table2.B6" office:value-type="string">
            <text:p text:style-name="P26"/>
          </table:table-cell>
          <table:table-cell table:style-name="Table2.B6" office:value-type="string">
            <text:p text:style-name="P26"/>
          </table:table-cell>
          <table:table-cell table:style-name="Table2.D6" office:value-type="string">
            <text:p text:style-name="Table_20_Contents"/>
          </table:table-cell>
        </table:table-row>
      </table:table>
      <text:p text:style-name="Text_20_body"/>
      <text:p text:style-name="Text_20_body"><text:span text:style-name="T3">descriptor_tag</text:span>: This field shall take the value 0x05 to identify this descriptor as an MPEG-2 registration descriptor.</text:p>
      <text:p text:style-name="Text_20_body"><text:span text:style-name="T3">descriptor_length: </text:span><text:span text:style-name="T4">This 8-bit field specifies the number of bytes of the descriptor immediately following the descriptor_length field.</text:span></text:p>
      <text:p text:style-name="Text_20_body"><text:span text:style-name="T5">format_identifier: </text:span><text:span text:style-name="T4">The value for this 32-bit field shall be </text:span>0x64726163<text:span text:style-name="T4">, which is the hexadecimal representation of the ASCII values for the string 'drac' </text:span></text:p>
      <text:list text:style-name="Numbering_20_5" text:continue-numbering="true">
        <text:list-item>
          <text:list text:continue-numbering="true">
            <text:list-item>
              <text:h text:style-name="P18" text:outline-level="2">Encapsulation of Dirac Elementary Streams</text:h>
            </text:list-item>
          </text:list>
        </text:list-item>
      </text:list>
      <text:p text:style-name="Text_20_body">The basic unit of transmission for Elementary Streams in a Transport Stream is the PES packet. Each PES packet consists of a PES packet header, followed by some number of payload bytes. The number of bytes of payload per packet is derived from the packet size encoded in the PES header, and may be up to 65535 bytes, or for Video Elementary Streams may be unbounded.</text:p>
      <text:p text:style-name="Text_20_body">Dirac coded data encapsulated in PES packets shall comply with PES encapsulation procedures defined by ISO13818 in conjunction with its Corrigendum 2 and Amendment 2. ISO 13818-1 Amendment 2 provides an extension to the PES packet header structure for carring a <text:span text:style-name="T3">stream_id_extension</text:span> value. The stream_id_extension shall be used with PES packets carrying Dirac elementary stream content.</text:p>
      <text:p text:style-name="Text_20_body">To improve random access to the stream, it is advantageous to coincide the start of a PES packet with a Dirac Parse Unit, although this is not required.</text:p>
      <text:p text:style-name="Text_20_body">The layout of the PES packet header is specified in ISO/IEC 138181-1. For the purposes of this mapping, the interesting elements of the header are described below. All other fields not described below shall retain the definitions given in ISO 13818-1 in conjunction with Corrigendum 2 and Amendment 2.</text:p>
      <text:list text:style-name="Numbering_20_5">
        <text:list-item text:start-value="1">
          <text:list>
            <text:list-item text:start-value="1">
              <text:list>
                <text:list-item text:start-value="1">
                  <text:h text:style-name="P22" text:outline-level="3" text:restart-numbering="true" text:start-value="1">PES_packet_length</text:h>
                </text:list-item>
              </text:list>
            </text:list-item>
          </text:list>
        </text:list-item>
      </text:list>
      <text:p text:style-name="Text_20_body">The semantics of ISO 13818-1 associated with a PES_packet_length field of 0 shall be extended to Dirac video elementary streams.</text:p>
      <text:p text:style-name="Text_20_body"><text:span text:style-name="T3">PES_packet_length</text:span> – A 16 bit field specifying the number of bytes in the PES packet following the last byte of the field. A value of 0 indicates that the PES packet length is neither specified nor bounded and is allowed only in PES packets whose payload is a video elementary stream contained in Transport Stream packets. This definition shall be applicable to Dirac video streams.</text:p>
      <text:list text:style-name="Numbering_20_5" text:continue-numbering="true">
        <text:list-item>
          <text:list text:continue-numbering="true">
            <text:list-item>
              <text:list text:continue-numbering="true">
                <text:list-item>
                  <text:h text:style-name="P22" text:outline-level="3">Stream ID</text:h>
                </text:list-item>
              </text:list>
            </text:list-item>
          </text:list>
        </text:list-item>
      </text:list>
      <text:p text:style-name="P21">For Dirac video content, the value for <text:span text:style-name="T3">stream_id</text:span> shall be set to 0xFD to indicate the use of the stream_id_extension mechanism described in ISO 13818-1 Amendment 2.</text:p>
      <text:list text:style-name="Numbering_20_5" text:continue-numbering="true">
        <text:list-item>
          <text:list text:continue-numbering="true">
            <text:list-item>
              <text:list text:continue-numbering="true">
                <text:list-item>
                  <text:h text:style-name="P29" text:outline-level="3">Timestamps (PTS &amp; DTS)</text:h>
                </text:list-item>
              </text:list>
            </text:list-item>
          </text:list>
        </text:list-item>
      </text:list>
      <text:p text:style-name="P30">PTS &amp; DTS <text:span text:style-name="T4">- Presentation Timestamp and Decoding Timestamps. The PTS and DTS (if coded) refer to the timestamps associated with the first picture packet that begins within the first access unit that starts in the payload of the PES packet.</text:span></text:p>
      <text:list text:style-name="Numbering_20_5" text:continue-numbering="true">
        <text:list-item>
          <text:list text:continue-numbering="true">
            <text:list-item>
              <text:list text:continue-numbering="true">
                <text:list-item>
                  <text:h text:style-name="P29" text:outline-level="3">Extension Flags</text:h>
                </text:list-item>
              </text:list>
            </text:list-item>
          </text:list>
        </text:list-item>
      </text:list>
      <text:p text:style-name="P21">Dirac video streams encapsulated in PES packets use the <text:span text:style-name="T3">stream_id_extension</text:span> to provide unambiguous identification of Dirac content. The use of this field requires providing proper values for the following three flags:</text:p>
      <text:list text:style-name="L2">
        <text:list-item>
          <text:p text:style-name="P31">The <text:span text:style-name="T3">PES_extension_flag</text:span> field shall be set to '1' to indicate the insertion of extensions in the PES packet header.</text:p>
        </text:list-item>
        <text:list-item>
          <text:p text:style-name="P31">The <text:span text:style-name="T3">PES_extension_flag_2</text:span> field shall be set to '1' to indicate the insertion of the second group of extensions in the PES packet header.</text:p>
        </text:list-item>
        <text:list-item>
          <text:p text:style-name="P31">The <text:span text:style-name="T3">stream_id_extension_flag</text:span> field shall be set to '0' to indicate the insertion of a valid <text:span text:style-name="T3">stream_id_extension</text:span> field.</text:p>
        </text:list-item>
      </text:list>
      <text:list text:style-name="Numbering_20_5" text:continue-numbering="true">
        <text:list-item>
          <text:list text:continue-numbering="true">
            <text:list-item>
              <text:list text:continue-numbering="true">
                <text:list-item>
                  <text:h text:style-name="P22" text:outline-level="3">Stream ID extension</text:h>
                </text:list-item>
              </text:list>
            </text:list-item>
          </text:list>
        </text:list-item>
      </text:list>
      <text:p text:style-name="P21">For Dirac elementary streams, the stream_id_extension_flag field defined in ISO 13818-1, Amendment 2 shall have any value in the range 0xD0 to 0xDF. These values are defined within the allowed private range in ISO 138181-1, Amendment 2.</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AU"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Nimbus Sans L1"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shadow="none" text:number-lines="true" text:line-number="1"/>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Nimbus Sans 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Definition_20_List" style:display-name="Definition List" style:family="paragraph" style:parent-style-name="Standard" style:list-style-name="Numbering_20_5" style:class="text">
      <style:text-properties style:font-name="Nimbus Sans L1" fo:font-size="10pt" fo:font-style="normal" fo:font-weight="normal" style:font-style-asian="normal" style:font-weight-asian="normal"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start-value="2" text:display-levels="2"/>
      <text:list-level-style-number text:level="3" text:style-name="Numbering_20_Symbols" style:num-prefix=" " style:num-suffix=" " style:num-format="1" text:start-value="3" text:display-levels="3"/>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header>
        <text:p text:style-name="Header"><text:tab/><text:span text:style-name="T1">Dirac ISO/IEC 13818-1 Transport Stream Mapping<text:tab/>Page </text:span><text:span text:style-name="T1"><text:page-number text:select-page="current">7</text:page-number></text:span></text:p>
      </style:header>
      <style:footer>
        <text:p text:style-name="Footer"><text:tab/><text:span text:style-name="T1">Draft - </text:span><text:span text:style-name="T1"><text:date style:data-style-name="N76" text:date-value="2007-02-15T20:00:35">15 February 2007</text:date></text:span><text:span text:style-name="T1"><text:tab/>Page </text:span><text:span text:style-name="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initial-creator>Jan Schmidt</meta:initial-creator>
    <meta:creation-date>2006-09-22T14:06:52</meta:creation-date>
    <dc:creator>Jan Schmidt</dc:creator>
    <dc:date>2007-02-15T20:00:35</dc:date>
    <meta:printed-by>Jan Schmidt</meta:printed-by>
    <meta:print-date>2007-02-15T19:59:29</meta:print-date>
    <dc:language>en-AU</dc:language>
    <meta:editing-cycles>222</meta:editing-cycles>
    <meta:user-defined meta:name="Info 1"/>
    <meta:user-defined meta:name="Info 2"/>
    <meta:user-defined meta:name="Info 3"/>
    <meta:user-defined meta:name="Info 4"/>
    <meta:document-statistic meta:table-count="3" meta:image-count="0" meta:object-count="0" meta:page-count="8" meta:paragraph-count="150" meta:word-count="1817" meta:character-count="11017"/>
  </office:meta>
</office:document-meta>
</file>